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1">
      <style:paragraph-properties fo:break-before="page"/>
    </style:style>
    <style:style style:name="P3" style:family="paragraph" style:parent-style-name="List_20_Contents">
      <style:paragraph-properties fo:margin-top="0cm" fo:margin-bottom="0.499cm"/>
    </style:style>
    <style:style style:name="P4" style:family="paragraph" style:parent-style-name="Preformatted_20_Text">
      <style:paragraph-properties fo:margin-top="0cm" fo:margin-bottom="0.499cm"/>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3   Variables and Unification</text:h>
      <text:h text:style-name="Heading_20_3" text:outline-level="3"><text:bookmark text:name="31"/>3.1   Simples unifications</text:h>
      <text:p text:style-name="Text_20_body">How can we ask something like ''what does Fred eat ?'' If we have the following program : </text:p>
      <text:p text:style-name="P4"><text:s text:c="5"/>eats(fred,oranges).</text:p>
      <text:p text:style-name="Text_20_body">How do we ask what fred eats ? We could write something like this : </text:p>
      <text:p text:style-name="P4"><text:s text:c="5"/>?- eats(fred,what).</text:p>
      <text:p text:style-name="Text_20_body">But Prolog will say no. The reason is that Prolog can't find the relation eats(fred,what) in hi database. In this case we have to use a variable wich will be unified to match a relation given in the program. This process is known as unification.<text:line-break/>Variables are distinguished from atoms by starting with a capital letter. Here are some exemples of variables :variables </text:p>
      <text:p text:style-name="Preformatted_20_Text"><text:s text:c="3"/>X <text:s text:c="11"/>/* a single capital letter <text:s text:c="19"/>*/</text:p>
      <text:p text:style-name="Preformatted_20_Text"><text:s/></text:p>
      <text:p text:style-name="Preformatted_20_Text"><text:s text:c="3"/>VaRiAbLe <text:s text:c="4"/>/* a word beginning with an upper case letter */</text:p>
      <text:p text:style-name="Preformatted_20_Text"/>
      <text:p text:style-name="P4"><text:s text:c="3"/>Two_words <text:s text:c="3"/>/* two words separated with an underscore <text:s text:c="4"/>*/</text:p>
      <text:p text:style-name="Text_20_body">Now that we know how to use a variables, we can ask the same question as before using the variable What instead of an atom. </text:p>
      <text:p text:style-name="Preformatted_20_Text"><text:s text:c="3"/>?- eats(fred,What)</text:p>
      <text:p text:style-name="Preformatted_20_Text"/>
      <text:p text:style-name="Preformatted_20_Text"><text:s text:c="3"/>What=oranges</text:p>
      <text:p text:style-name="Preformatted_20_Text"><text:s text:c="3"/></text:p>
      <text:p text:style-name="P4"><text:s text:c="3"/>yes</text:p>
      <text:p text:style-name="Text_20_body">In this case Prolog try to unifie the variable with an atom. ''What=oranges'' means that the query is successfull when What is unified with oranges. <text:line-break/>With the same program if we ask : </text:p>
      <text:p text:style-name="P4"><text:s text:c="5"/>?- eats(Who,oranges).</text:p>
      <text:p text:style-name="Text_20_body">In this example we ask who eats oranges. To this query Prolog should answer : </text:p>
      <text:p text:style-name="Preformatted_20_Text"><text:s text:c="5"/>?- eats(Who,oranges).</text:p>
      <text:p text:style-name="Preformatted_20_Text"/>
      <text:p text:style-name="Preformatted_20_Text"><text:s text:c="5"/>Who=fred</text:p>
      <text:p text:style-name="Preformatted_20_Text"/>
      <text:p text:style-name="P4"><text:s text:c="5"/>yes</text:p>
      <text:p text:style-name="Text_20_body">Now if we ask : </text:p>
      <text:p text:style-name="Preformatted_20_Text"><text:s text:c="5"/>?- eats(Who,apple).</text:p>
      <text:p text:style-name="Preformatted_20_Text"/>
      <text:p text:style-name="P4"><text:s text:c="5"/>no</text:p>
      <text:p text:style-name="Text_20_body">Prolog answer no because he can't find in his database any atom than can match with this relation. <text:line-break/>Now if we only want to know if something is eated by anyone and we don't care about that person we can use the underscore. The '_' can be used like any variable.<text:line-break/>For example if we ask eats(fred,_) the result will be : </text:p>
      <text:p text:style-name="Preformatted_20_Text"><text:s text:c="5"/>?- eats(fred,_).</text:p>
      <text:p text:style-name="Preformatted_20_Text"/>
      <text:p text:style-name="P4"><text:s text:c="5"/>yes</text:p>
      <text:p text:style-name="Text_20_body">The result will be yes because Prolog can find a relation of eat between fred and something. But Prolog will not tell use the value of '_'. <text:line-break/>Now if we have the following program : </text:p>
      <text:p text:style-name="Preformatted_20_Text"><text:s text:c="5"/>eats(fred,apple).</text:p>
      <text:p text:style-name="Preformatted_20_Text"><text:soft-page-break/></text:p>
      <text:p text:style-name="P4"><text:s text:c="5"/>eats(fred,oranges).</text:p>
      <text:p text:style-name="Text_20_body">Now if we ask : </text:p>
      <text:p text:style-name="P4"><text:s text:c="5"/>?- eats(fred,What).</text:p>
      <text:p text:style-name="Text_20_body">The first answer will be ''What=apple'' because that is the unification that match the first relation of eats with fred in the database. Then prolog will be waiting for you to press a key. If you press enter Prolog will be ready for a new query. In most implemetation if you press the key '';'' then Prolog will try to find if there is any other successful unification. Prolog will give the second result ''What=orange'' because this the second one in the program. If you press again the key '';'' then Prolog will try to find a third unification. The result will be ''no'' because he is not able to find any other successful unification. </text:p>
      <text:p text:style-name="Preformatted_20_Text"><text:s text:c="5"/>?- eats(fred,What).</text:p>
      <text:p text:style-name="Preformatted_20_Text"/>
      <text:p text:style-name="Preformatted_20_Text"><text:s text:c="5"/>What=apple ;</text:p>
      <text:p text:style-name="Preformatted_20_Text"/>
      <text:p text:style-name="Preformatted_20_Text"><text:s text:c="5"/>What=oranges ;</text:p>
      <text:p text:style-name="Preformatted_20_Text"/>
      <text:p text:style-name="P4"><text:s text:c="5"/>no</text:p>
      <text:h text:style-name="Heading_20_3" text:outline-level="3"><text:bookmark text:name="32"/>3.2   Variables unification example</text:h>
      <text:p text:style-name="Text_20_body">Consider this exemple of program that could be used by a library : </text:p>
      <text:p text:style-name="Preformatted_20_Text"><text:s text:c="5"/>book(1,title1,author1).</text:p>
      <text:p text:style-name="Preformatted_20_Text"/>
      <text:p text:style-name="Preformatted_20_Text"><text:s text:c="5"/>book(2,title2,author1).</text:p>
      <text:p text:style-name="Preformatted_20_Text"/>
      <text:p text:style-name="Preformatted_20_Text"><text:s text:c="5"/>book(3,title3,author2).</text:p>
      <text:p text:style-name="Preformatted_20_Text"/>
      <text:p text:style-name="P4"><text:s text:c="5"/>book(4,title4,author3).</text:p>
      <text:p text:style-name="Text_20_body">Now if we want to know if we have a book from the author2 we can ask : </text:p>
      <text:p text:style-name="Preformatted_20_Text"><text:s text:c="5"/>?- book(_,_,author2).</text:p>
      <text:p text:style-name="Preformatted_20_Text"/>
      <text:p text:style-name="P4"><text:s text:c="5"/>yes</text:p>
      <text:p text:style-name="Text_20_body">If we want to know which book from the author1 we have : </text:p>
      <text:p text:style-name="Preformatted_20_Text"><text:s text:c="5"/>?- book(_,X,author1).</text:p>
      <text:p text:style-name="Preformatted_20_Text"/>
      <text:p text:style-name="Preformatted_20_Text"><text:s text:c="5"/>X=title1 ;</text:p>
      <text:p text:style-name="Preformatted_20_Text"/>
      <text:p text:style-name="P4"><text:s text:c="5"/>X=title2 ;</text:p>
      <text:h text:style-name="Heading_20_1" text:outline-level="1"/>
      <text:h text:style-name="P2" text:outline-level="1"><text:bookmark text:name="search"/>4   Search</text:h>
      <text:h text:style-name="Heading_20_4" text:outline-level="4">Introducing Backtracking</text:h>
      <text:p text:style-name="Text_20_body">Suppose that we have the following database </text:p>
      <text:p text:style-name="Preformatted_20_Text"/>
      <text:p text:style-name="Preformatted_20_Text"><text:span text:style-name="Source_20_Text">eats(fred,pears).</text:span></text:p>
      <text:p text:style-name="Preformatted_20_Text"/>
      <text:p text:style-name="Preformatted_20_Text"><text:span text:style-name="Source_20_Text">eats(fred,t_bone_steak).</text:span></text:p>
      <text:p text:style-name="Preformatted_20_Text"/>
      <text:p text:style-name="Preformatted_20_Text"><text:span text:style-name="Source_20_Text">eats(fred,apples). <text:s text:c="4"/></text:span></text:p>
      <text:p text:style-name="P4"/>
      <text:p text:style-name="Text_20_body">So far we have only been able to ask if fred eats specific things. Suppose that I wish to instead answer the question, "What are all the things that fred eats". To answer this I can use variables again. Thus I can type in the query </text:p>
      <text:p text:style-name="Preformatted_20_Text"/>
      <text:p text:style-name="Preformatted_20_Text"><text:span text:style-name="Source_20_Text">?- eats(fred,FoodItem).</text:span></text:p>
      <text:p text:style-name="P4"/>
      <text:p text:style-name="Text_20_body">As we have seen earlier, Prolog will answer with </text:p>
      <text:p text:style-name="Preformatted_20_Text"/>
      <text:p text:style-name="Preformatted_20_Text"><text:span text:style-name="Source_20_Text"><text:span text:style-name="Emphasis">FoodItem = pears</text:span></text:span></text:p>
      <text:p text:style-name="P4"/>
      <text:p text:style-name="Text_20_body">This is because it has found the first clause in the database. At this point Prolog allows us to ask if there are other possible solutions. When we do so we get the following. </text:p>
      <text:p text:style-name="Preformatted_20_Text"/>
      <text:p text:style-name="Preformatted_20_Text"><text:span text:style-name="Source_20_Text"><text:span text:style-name="Emphasis">FoodItem = t_bone_steak</text:span></text:span></text:p>
      <text:p text:style-name="P4"/>
      <text:p text:style-name="Text_20_body">if I ask for another solution, Prolog will then give us. </text:p>
      <text:p text:style-name="Preformatted_20_Text"/>
      <text:p text:style-name="Preformatted_20_Text"><text:span text:style-name="Source_20_Text"><text:span text:style-name="Emphasis">FoodItem = apples</text:span></text:span></text:p>
      <text:p text:style-name="P4"/>
      <text:p text:style-name="Text_20_body">If we ask for further solutions, Prolog will answer no, since there are only three ways to prove fred eats something. The mechanism for finding multiple solution is called backtracking. This is an essential mechanism in Prolog and we shall see more of it later. </text:p>
      <text:h text:style-name="Heading_20_4" text:outline-level="4">Backtracking in Rules</text:h>
      <text:p text:style-name="Text_20_body">We can also have backtracking in rules. For example consider the following program. </text:p>
      <text:p text:style-name="List_20_Heading">hold_party(X):- </text:p>
      <text:p text:style-name="P3">birthday(X),<text:line-break/>happy(X).</text:p>
      <text:p text:style-name="Text_20_body">birthday(tom). </text:p>
      <text:p text:style-name="Text_20_body">birthday(fred). </text:p>
      <text:p text:style-name="Text_20_body">birthday(helen). </text:p>
      <text:p text:style-name="Text_20_body">happy(mary).</text:p>
      <text:p text:style-name="Text_20_body">happy(jane).</text:p>
      <text:p text:style-name="Text_20_body">happy(helen).</text:p>
      <text:p text:style-name="Text_20_body">If we now pose the query </text:p>
      <text:p text:style-name="Preformatted_20_Text"/>
      <text:p text:style-name="Preformatted_20_Text"><text:span text:style-name="Source_20_Text">?- hold_party(Who).</text:span></text:p>
      <text:p text:style-name="P4"/>
      <text:p text:style-name="Text_20_body"><text:soft-page-break/>In order to solve the above, Prolog first attempts to find a clause of birthday, it being the first subgoal of birthday. This binds X to tom. We then attempt the goal happy(tom). This will fail, since it doesn't match the above database. As a result, Prolog backtracks. This means that Prolog goes back to its last choice point and sees if there is an alternative solution. In this case, this means going back and attempting to find another clause of birthday. This time we can use clause two, binding X to fred. This then causes us to try the goal happy(fred). Again this will fail to match our database. As a result, we backtrack again. This time we find clause three of birthday, and bind X to helen, and attempt the goal happy(helen). This goal matches against clause 3 of our happy database. As a result, hold_party will succeed with X=helen. </text:p>
      <text:h text:style-name="Heading_20_4" text:outline-level="4">Search Example 1</text:h>
      <text:p text:style-name="Text_20_body">Consider the following examples. </text:p>
      <text:p text:style-name="Preformatted_20_Text"/>
      <text:p text:style-name="Preformatted_20_Text"><text:span text:style-name="Source_20_Text">fun(X) :- <text:s text:c="13"/>/* something is either fun because its .... */</text:span></text:p>
      <text:p text:style-name="Preformatted_20_Text"/>
      <text:p text:style-name="Preformatted_20_Text"><text:span text:style-name="Source_20_Text"><text:s text:c="8"/>red(X), <text:s text:c="11"/>/* red */</text:span></text:p>
      <text:p text:style-name="Preformatted_20_Text"/>
      <text:p text:style-name="Preformatted_20_Text"><text:span text:style-name="Source_20_Text"><text:s text:c="8"/>car(X). <text:s text:c="11"/>/* and a car */</text:span></text:p>
      <text:p text:style-name="Preformatted_20_Text"/>
      <text:p text:style-name="Preformatted_20_Text"/>
      <text:p text:style-name="Preformatted_20_Text"><text:span text:style-name="Source_20_Text">fun(X) :- <text:s text:c="13"/>/* or its fun if its.... */</text:span></text:p>
      <text:p text:style-name="Preformatted_20_Text"/>
      <text:p text:style-name="Preformatted_20_Text"><text:span text:style-name="Source_20_Text"><text:s text:c="8"/>blue(X), <text:s text:c="10"/>/* blue */</text:span></text:p>
      <text:p text:style-name="Preformatted_20_Text"/>
      <text:p text:style-name="Preformatted_20_Text"><text:span text:style-name="Source_20_Text"><text:s text:c="8"/>bike(X). <text:s text:c="10"/>/* and a bike */</text:span></text:p>
      <text:p text:style-name="Preformatted_20_Text"/>
      <text:p text:style-name="Preformatted_20_Text"/>
      <text:p text:style-name="Preformatted_20_Text"><text:span text:style-name="Source_20_Text">/* database of red items */</text:span></text:p>
      <text:p text:style-name="Preformatted_20_Text"/>
      <text:p text:style-name="Preformatted_20_Text"><text:span text:style-name="Source_20_Text">red(apple_1).</text:span></text:p>
      <text:p text:style-name="Preformatted_20_Text"/>
      <text:p text:style-name="Preformatted_20_Text"><text:span text:style-name="Source_20_Text">red(block_1).</text:span></text:p>
      <text:p text:style-name="Preformatted_20_Text"/>
      <text:p text:style-name="Preformatted_20_Text"><text:span text:style-name="Source_20_Text">red(car_27).</text:span></text:p>
      <text:p text:style-name="Preformatted_20_Text"/>
      <text:p text:style-name="Preformatted_20_Text"/>
      <text:p text:style-name="Preformatted_20_Text"><text:span text:style-name="Source_20_Text">/* database of cars */</text:span></text:p>
      <text:p text:style-name="Preformatted_20_Text"/>
      <text:p text:style-name="Preformatted_20_Text"><text:span text:style-name="Source_20_Text">car(desoto_48).</text:span></text:p>
      <text:p text:style-name="Preformatted_20_Text"/>
      <text:p text:style-name="Preformatted_20_Text"><text:span text:style-name="Source_20_Text">car(edsel_57).</text:span></text:p>
      <text:p text:style-name="P4"/>
      <text:p text:style-name="Text_20_body">This program says that red cars or blue bikes are fun. It then goes on to name some examples of each type of object. </text:p>
      <text:h text:style-name="Heading_20_4" text:outline-level="4">Search Example 2</text:h>
      <text:p text:style-name="Text_20_body">Let's now ask what is a fun item. To do this we first must enter the following query </text:p>
      <text:p text:style-name="Preformatted_20_Text"/>
      <text:p text:style-name="Preformatted_20_Text"><text:span text:style-name="Source_20_Text">?- fun(What).</text:span></text:p>
      <text:p text:style-name="P4"/>
      <text:p text:style-name="Text_20_body">We first attempt to prove something is fun. To do this we have two clauses of fun that we can use </text:p>
      <text:p text:style-name="Preformatted_20_Text"/>
      <text:p text:style-name="Preformatted_20_Text"><text:span text:style-name="Source_20_Text">/* clause 1 */</text:span></text:p>
      <text:p text:style-name="Preformatted_20_Text"/>
      <text:p text:style-name="Preformatted_20_Text"><text:span text:style-name="Source_20_Text">fun(X) :-</text:span></text:p>
      <text:p text:style-name="Preformatted_20_Text"/>
      <text:p text:style-name="Preformatted_20_Text"><text:span text:style-name="Source_20_Text"><text:s text:c="8"/>red(X),</text:span></text:p>
      <text:p text:style-name="Preformatted_20_Text"/>
      <text:p text:style-name="Preformatted_20_Text"><text:span text:style-name="Source_20_Text"><text:s text:c="8"/>car(X).</text:span></text:p>
      <text:p text:style-name="Preformatted_20_Text"/>
      <text:p text:style-name="Preformatted_20_Text"><text:span text:style-name="Source_20_Text">/* clause 2 */</text:span></text:p>
      <text:p text:style-name="Preformatted_20_Text"/>
      <text:p text:style-name="Preformatted_20_Text"><text:span text:style-name="Source_20_Text">fun(X) :-</text:span></text:p>
      <text:p text:style-name="Preformatted_20_Text"/>
      <text:p text:style-name="Preformatted_20_Text"><text:soft-page-break/><text:span text:style-name="Source_20_Text"><text:s text:c="8"/>blue(X),</text:span></text:p>
      <text:p text:style-name="Preformatted_20_Text"/>
      <text:p text:style-name="Preformatted_20_Text"><text:span text:style-name="Source_20_Text"><text:s text:c="8"/>bike(X).</text:span></text:p>
      <text:p text:style-name="P4"/>
      <text:p text:style-name="Text_20_body">Using the first clause, we can now look to see if we can find some red object </text:p>
      <text:h text:style-name="Heading_20_4" text:outline-level="4">Search Example 3</text:h>
      <text:p text:style-name="Text_20_body">First let's retrieve a red object from the red database</text:p>
      <text:p text:style-name="Preformatted_20_Text"/>
      <text:p text:style-name="Preformatted_20_Text"><text:span text:style-name="Source_20_Text">/* database of red items */</text:span></text:p>
      <text:p text:style-name="Preformatted_20_Text"/>
      <text:p text:style-name="Preformatted_20_Text"><text:span text:style-name="Source_20_Text">red(apple_1). <text:s text:c="5"/></text:span><text:span text:style-name="Source_20_Text"><text:span text:style-name="T1">first choice</text:span></text:span></text:p>
      <text:p text:style-name="Preformatted_20_Text"/>
      <text:p text:style-name="Preformatted_20_Text"><text:span text:style-name="Source_20_Text">red(block_1).</text:span></text:p>
      <text:p text:style-name="Preformatted_20_Text"/>
      <text:p text:style-name="Preformatted_20_Text"><text:span text:style-name="Source_20_Text">red(car_27).</text:span></text:p>
      <text:p text:style-name="P4"/>
      <text:p text:style-name="Text_20_body">The first red item that we find is apple_1. This gives us the instantiation X=apple_1. Next we have to see if this is a car, so we ask the question car(apple_1). Does this match with our existing database of facts about cars? </text:p>
      <text:p text:style-name="Preformatted_20_Text"/>
      <text:p text:style-name="Preformatted_20_Text"><text:span text:style-name="Source_20_Text">/* database of cars */</text:span></text:p>
      <text:p text:style-name="Preformatted_20_Text"/>
      <text:p text:style-name="Preformatted_20_Text"><text:span text:style-name="Source_20_Text">car(desoto_48).</text:span></text:p>
      <text:p text:style-name="Preformatted_20_Text"/>
      <text:p text:style-name="Preformatted_20_Text"><text:span text:style-name="Source_20_Text">car(edsel_57).</text:span></text:p>
      <text:p text:style-name="P4"/>
      <text:p text:style-name="Text_20_body">The answers is that it will not. apple_1 will not match with desoto_48 or with edsel_57. So what do we do next? In such cases, Prolog backtracks in order to find another solution. Thus we go back to the red database, and see if we can find another possible solution. In this case we can </text:p>
      <text:p text:style-name="Preformatted_20_Text"/>
      <text:p text:style-name="Preformatted_20_Text"><text:span text:style-name="Source_20_Text">red(apple_1). <text:s/></text:span></text:p>
      <text:p text:style-name="Preformatted_20_Text"><text:span text:style-name="Source_20_Text"><text:s text:c="3"/></text:span></text:p>
      <text:p text:style-name="Preformatted_20_Text"><text:span text:style-name="Source_20_Text">red(block_1). <text:s text:c="5"/></text:span><text:span text:style-name="Source_20_Text"><text:span text:style-name="T1">second choice</text:span></text:span><text:span text:style-name="Source_20_Text"> </text:span></text:p>
      <text:p text:style-name="Preformatted_20_Text"/>
      <text:p text:style-name="Preformatted_20_Text"><text:span text:style-name="Source_20_Text">red(car_27).</text:span></text:p>
      <text:p text:style-name="P4"/>
      <text:p text:style-name="Text_20_body">We can use the next clause and see if block_1 is a red car.</text:p>
      <text:h text:style-name="Heading_20_4" text:outline-level="4">Search Example 4</text:h>
      <text:p text:style-name="Text_20_body">Returning to our cars database, again block_1 will not match against desoto_48 or with edsel_57. In this case we must backtrack a second time to see if there is another red item that we can find. This time we find the third clause in the database, and use that. </text:p>
      <text:p text:style-name="Preformatted_20_Text"/>
      <text:p text:style-name="Preformatted_20_Text"><text:span text:style-name="Source_20_Text">red(apple_1). <text:s text:c="3"/></text:span></text:p>
      <text:p text:style-name="Preformatted_20_Text"><text:span text:style-name="Source_20_Text"><text:s/></text:span></text:p>
      <text:p text:style-name="Preformatted_20_Text"><text:span text:style-name="Source_20_Text">red(block_1).</text:span></text:p>
      <text:p text:style-name="Preformatted_20_Text"/>
      <text:p text:style-name="Preformatted_20_Text"><text:span text:style-name="Source_20_Text">red(car_27). <text:s text:c="4"/></text:span><text:span text:style-name="Source_20_Text"><text:span text:style-name="T1">third choice </text:span></text:span></text:p>
      <text:p text:style-name="P4"/>
      <text:p text:style-name="Text_20_body">We now attempt the car goal again, but this time for car_27. Now recall what we said earlier about the dangers of over estimating the powers of Prolog. Prolog will try to match the goal car(car_27) against the database </text:p>
      <text:p text:style-name="Preformatted_20_Text"/>
      <text:p text:style-name="Preformatted_20_Text"><text:span text:style-name="Source_20_Text">car(desoto_48).</text:span></text:p>
      <text:p text:style-name="Preformatted_20_Text"/>
      <text:p text:style-name="Preformatted_20_Text"><text:span text:style-name="Source_20_Text">car(edsel_57).</text:span></text:p>
      <text:p text:style-name="P4"/>
      <text:p text:style-name="Text_20_body"><text:soft-page-break/>This will fail. car_27 does not match with either desoto_48 or edsel_57. Although the programmer probably meant car_27 to mean car number 27 to be a car, Prolog has no way of gleaning this intended semantics, and fails the call based on a simple pattern match. </text:p>
      <text:p text:style-name="Text_20_body">Well, what do we do now. The first step is to go back and see if there are any more possible red items. Well we have now exhausted all three choices, hence there are no more red items to choose from. Given that there are no more possible ways that we could satisfy clause 1, we now more on to clause 2, as we see on the next card. </text:p>
      <text:h text:style-name="Heading_20_4" text:outline-level="4">Search Example 5</text:h>
      <text:p text:style-name="Text_20_body">Let us recall our program. It said that something was fun if it was red and a car or blue and a bike. Well, we couldn't find something that was both red and a car, so we now see if something blue and a bike. Let's recap the code: </text:p>
      <text:p text:style-name="Preformatted_20_Text"><text:span text:style-name="Source_20_Text">/* clause 1 */</text:span></text:p>
      <text:p text:style-name="Preformatted_20_Text"/>
      <text:p text:style-name="Preformatted_20_Text"><text:span text:style-name="Source_20_Text">fun(X) :- <text:s text:c="3"/></text:span><text:span text:style-name="Source_20_Text"><text:span text:style-name="T1">we've tried this clause but without luck</text:span></text:span></text:p>
      <text:p text:style-name="Preformatted_20_Text"/>
      <text:p text:style-name="Preformatted_20_Text"><text:span text:style-name="Source_20_Text"><text:s text:c="8"/>red(X),</text:span></text:p>
      <text:p text:style-name="Preformatted_20_Text"/>
      <text:p text:style-name="Preformatted_20_Text"><text:span text:style-name="Source_20_Text"><text:s text:c="8"/>car(X).</text:span></text:p>
      <text:p text:style-name="Preformatted_20_Text"/>
      <text:p text:style-name="Preformatted_20_Text"><text:span text:style-name="Source_20_Text">/* clause 2 */</text:span></text:p>
      <text:p text:style-name="Preformatted_20_Text"/>
      <text:p text:style-name="Preformatted_20_Text"><text:span text:style-name="Source_20_Text">fun(X) :- <text:s text:c="2"/></text:span><text:span text:style-name="Source_20_Text"><text:span text:style-name="T1">so lets have a go with this clause now</text:span></text:span></text:p>
      <text:p text:style-name="Preformatted_20_Text"/>
      <text:p text:style-name="Preformatted_20_Text"><text:span text:style-name="Source_20_Text"><text:s text:c="8"/>blue(X),</text:span></text:p>
      <text:p text:style-name="Preformatted_20_Text"/>
      <text:p text:style-name="Preformatted_20_Text"><text:span text:style-name="Source_20_Text"><text:s text:c="8"/>bike(X).</text:span></text:p>
      <text:p text:style-name="P4"/>
      <text:p text:style-name="Text_20_body">Thus we will now try to prove that something is fun, by trying to find something that is blue, using the blue database: </text:p>
      <text:p text:style-name="Preformatted_20_Text"><text:span text:style-name="Source_20_Text">/* database of blue items */</text:span></text:p>
      <text:p text:style-name="Preformatted_20_Text"/>
      <text:p text:style-name="Preformatted_20_Text"><text:span text:style-name="Source_20_Text">blue(flower_3).</text:span></text:p>
      <text:p text:style-name="Preformatted_20_Text"/>
      <text:p text:style-name="Preformatted_20_Text"><text:span text:style-name="Source_20_Text">blue(glass_9).</text:span></text:p>
      <text:p text:style-name="Preformatted_20_Text"/>
      <text:p text:style-name="Preformatted_20_Text"><text:span text:style-name="Source_20_Text">blue(honda_81).</text:span></text:p>
      <text:p text:style-name="P4"/>
      <text:p text:style-name="Text_20_body">In this case we now choose blue(flower_3) </text:p>
      <text:h text:style-name="Heading_20_4" text:outline-level="4">Search Example 6</text:h>
      <text:p text:style-name="Text_20_body">We now have to prove the goal bike(flower_3) against our bike database: </text:p>
      <text:p text:style-name="Preformatted_20_Text"><text:span text:style-name="Source_20_Text">bike(iris_8).</text:span></text:p>
      <text:p text:style-name="Preformatted_20_Text"/>
      <text:p text:style-name="Preformatted_20_Text"><text:span text:style-name="Source_20_Text">bike(my_bike).</text:span></text:p>
      <text:p text:style-name="Preformatted_20_Text"/>
      <text:p text:style-name="Preformatted_20_Text"><text:span text:style-name="Source_20_Text">bike(honda_81).</text:span></text:p>
      <text:p text:style-name="P4"/>
      <text:p text:style-name="Text_20_body">This again must fail, since flower_3 does not match against iris_8, my_bike, or honda_81. So as before, we must backtrack and find an alternate blue item. Recall our database: </text:p>
      <text:p text:style-name="Preformatted_20_Text"/>
      <text:p text:style-name="Preformatted_20_Text"><text:span text:style-name="Source_20_Text">blue(flower_3).</text:span></text:p>
      <text:p text:style-name="Preformatted_20_Text"/>
      <text:p text:style-name="Preformatted_20_Text"><text:span text:style-name="Source_20_Text">blue(glass_9).</text:span></text:p>
      <text:p text:style-name="Preformatted_20_Text"/>
      <text:p text:style-name="Preformatted_20_Text"><text:span text:style-name="Source_20_Text">blue(honda_81).</text:span></text:p>
      <text:p text:style-name="P4"/>
      <text:p text:style-name="Text_20_body">We have tried flower_3 without luck, so next we try the second blue fact, blue(glass_9). We now try goal bike(glass_9). Again this fails to unify. As a result we must go back yet again and find another blue object. This time we will use the third clause of blue, blue(honda_81). We will now give us the goal bike(honda_81). This matches <text:soft-page-break/>clause three!. So at last we have found something which is blue and a bike. As a result we can now conclude that it is fun, Prolog then displays the following: </text:p>
      <text:p text:style-name="Preformatted_20_Text"/>
      <text:p text:style-name="Preformatted_20_Text"><text:span text:style-name="Source_20_Text">?- fun(What).</text:span></text:p>
      <text:p text:style-name="Preformatted_20_Text"/>
      <text:p text:style-name="Preformatted_20_Text"><text:span text:style-name="Source_20_Text"><text:span text:style-name="Emphasis">What=honda_81</text:span></text:span></text:p>
      <text:p text:style-name="Preformatted_20_Text"/>
      <text:p text:style-name="P4"><text:span text:style-name="Source_20_Text"><text:span text:style-name="Emphasis">yes</text:span></text:span></text:p>
      <text:h text:style-name="P2" text:outline-level="1">5   Backtracking</text:h>
      <text:h text:style-name="Heading_20_3" text:outline-level="3"><text:bookmark text:name="51"/>5.1   Fail</text:h>
      <text:p text:style-name="Text_20_body">The fail/1 predicate is provided by Prolog. When it is called, it causes the failure of the rule. And this will be for ever, nothing can change the statement of this predicate. You can ask you what is its utility. We can associate it to the Cut/1 predicate, described in the next subsection in this report.it allow us to include the negation in a rule.A typical use of fail is a negation of a predicate.We can resume the fail with this sheme :</text:p>
      <text:p text:style-name="Preformatted_20_Text"><text:s text:c="5"/>goal(X) :- failure(X),!,fail.</text:p>
      <text:p text:style-name="P4"><text:s text:c="5"/>goal(X).</text:p>
      <text:p text:style-name="Text_20_body">failure(X) are the conditions that make goal(X) fail.<text:bookmark text:name="52"/></text:p>
      <text:h text:style-name="Heading_20_3" text:outline-level="3">5.2   Cut</text:h>
      <text:p text:style-name="Text_20_body">Up to this point, we have worked with Prolog's backtracking. We have seen how to use the backtracking to write compact predicates. Sometimes it is desirable to selectively turn off backtracking. Prolog provides a predicate that performs this function. It is called the cut/1, represented by an exclamation point (!).<text:line-break/><text:line-break/>The cut/1 effectively tells Prolog to freeze all the decisions made so far in this predicate. That is, if required to backtrack, it will automatically fail without trying other alternatives. We will first examine the effects of the cut/1 and then look at some practical reasons to use it . When the cut/1 is encountered, it re-routes backtracking. It short-circuits backtracking in the goals to its left on its level, and in the level above, which contained the cut/1. That is, both the parent goal and the goals of the particular rule being execut/1ed are affected by the cut/1. The effect is undone if a new route is taken into the parent goal.<text:line-break/><text:line-break/>We will write some simple predicates that illustrate the behavior of the cut/1, first adding some data to backtrack over. </text:p>
      <text:p text:style-name="Preformatted_20_Text"><text:s text:c="5"/>data(pentiumIII).</text:p>
      <text:p text:style-name="P4"><text:s text:c="5"/>data(athlon).</text:p>
      <text:p text:style-name="Text_20_body">Here is the first test case. It has no cut/1 and will be used for comparison purposes. </text:p>
      <text:p text:style-name="Preformatted_20_Text"><text:s text:c="5"/>compare_cut_1(X) :- </text:p>
      <text:p text:style-name="Preformatted_20_Text"><text:s text:c="8"/>data(X).</text:p>
      <text:p text:style-name="P4"><text:s text:c="5"/>compare_cut_1('last chip'). <text:s text:c="4"/></text:p>
      <text:p text:style-name="Text_20_body">This is the control case, which exhibits the normal behavior. </text:p>
      <text:p text:style-name="Preformatted_20_Text"><text:s text:c="5"/>?- compare_cut_1(X), write(X), nl, fail.</text:p>
      <text:p text:style-name="Preformatted_20_Text"><text:s text:c="5"/>pentiumIII</text:p>
      <text:p text:style-name="Preformatted_20_Text"><text:s text:c="5"/>athlon</text:p>
      <text:p text:style-name="Preformatted_20_Text"><text:s text:c="5"/>last chip</text:p>
      <text:p text:style-name="P4"><text:s text:c="5"/>no</text:p>
      <text:p text:style-name="Text_20_body">Next, we put a cut/1 at the end of the first clause. </text:p>
      <text:p text:style-name="Preformatted_20_Text"><text:s text:c="5"/>compare_cut_2(X) :-</text:p>
      <text:p text:style-name="Preformatted_20_Text"><text:s text:c="8"/>data(X),</text:p>
      <text:p text:style-name="Preformatted_20_Text"><text:s text:c="8"/>!.</text:p>
      <text:p text:style-name="P4"><text:s text:c="5"/>compare_cut_2('last chip'). </text:p>
      <text:p text:style-name="Text_20_body">Note that it stops backtracking through both the data subgoal (left), and the compare_cut_2/1 parent (above). </text:p>
      <text:p text:style-name="Preformatted_20_Text"><text:s text:c="5"/>?- compare_cut_2(X), write(X), nl, fail.</text:p>
      <text:p text:style-name="Preformatted_20_Text"><text:s text:c="5"/>pentiumIII</text:p>
      <text:p text:style-name="P4"><text:s text:c="5"/>no</text:p>
      <text:p text:style-name="Text_20_body">Next we put a cut/1 in the middle of two subgoals. </text:p>
      <text:p text:style-name="Preformatted_20_Text"><text:s text:c="5"/>compare_cut_3(X,Y) :- </text:p>
      <text:p text:style-name="Preformatted_20_Text"><text:s text:c="8"/>data(X),</text:p>
      <text:p text:style-name="Preformatted_20_Text"><text:s text:c="8"/>!,</text:p>
      <text:p text:style-name="Preformatted_20_Text"><text:soft-page-break/><text:s text:c="8"/>data(Y).</text:p>
      <text:p text:style-name="P4"><text:s text:c="5"/>compare_cut_3('last chip').</text:p>
      <text:p text:style-name="Text_20_body">Note that the cut inhibits backtracking in the parent compare_cut_3/2 and in the goals to the left of (before) the cut (first data). The second data/1 to the right of (after) the cut is still free to backtrack. </text:p>
      <text:p text:style-name="Preformatted_20_Text"><text:s text:c="6"/>?- compare_cut_3(X,Y), write(X-Y), nl, fail.</text:p>
      <text:p text:style-name="Preformatted_20_Text"><text:s text:c="6"/>pentiumIII - pentiumIII</text:p>
      <text:p text:style-name="Preformatted_20_Text"><text:s text:c="6"/>pentiumIII - athlon</text:p>
      <text:p text:style-name="P4"><text:s text:c="6"/>no</text:p>
      <text:p text:style-name="Text_20_body">Performance is the main reason to use the cut/1. This separates the logical purists from the pragmatists. Various arguments can also be made as to its effect on code readability and maintainability. It is often called the 'goto' of logic programming. You will most often use the cut/1 when you know that at a certain point in a given predicate, Prolog has either found the only answer, or if it hasn't, there is no answer. In this case you insert a cut/1 in the predicate at that point. Similarly, you will use it when you want to force a predicate to fail in a certain situation, and you don't want it to look any further. <text:bookmark text:name="53"/></text:p>
      <text:h text:style-name="Heading_20_3" text:outline-level="3">5.3   Not</text:h>
      <text:p text:style-name="Text_20_body">For logical puritey, it is always possible to rewrite the predicates without the cut/1. This is done with the built-in predicate not/1. Some claim this provides for clearer code, but often the explicit and liberal use of 'not' clutters up the code, rather than clarifying it. When using the cut/1, the order of the rules become important. Let's try to rewrite compare_cut_2/1 with the not/1 predicate. </text:p>
      <text:p text:style-name="Preformatted_20_Text"><text:s text:c="5"/></text:p>
      <text:p text:style-name="Preformatted_20_Text"><text:s text:c="5"/>not_2(X) :- X = pentiumIII.</text:p>
      <text:p text:style-name="P4"><text:s text:c="5"/>not_2(X) :- not(X = pentiumIII).</text:p>
      <text:p text:style-name="Text_20_body">You can now see the difference between not/1 and cut/1, but the code is here to simple to see really the difference of clarity.Try with compare_cut_3 : </text:p>
      <text:p text:style-name="Preformatted_20_Text"><text:s/></text:p>
      <text:p text:style-name="Preformatted_20_Text"><text:s text:c="5"/>not_3(X,Y) :- X = pentiumIII,data(Y).</text:p>
      <text:p text:style-name="P4"><text:s text:c="5"/>not_3(X,Y) :- not(X = pentiumIII),not(Y).</text:p>
      <text:p text:style-name="Text_20_body">Now, you can imaginate what will be the difference between the algorithms based on the cut/1 and those on the not/1. The result is the same, it's just a way of thinking. <text:line-break/>it is interesting to note that not/1 is defined using the cut/1. It also uses call/1, another built-in predicate that calls a predicate. </text:p>
      <text:p text:style-name="Preformatted_20_Text"><text:s text:c="5"/>not(X) :- call(X), !, fail.</text:p>
      <text:p text:style-name="P4"><text:s text:c="5"/>not(X).</text:p>
      <text:p text:style-name="Standard"/>
      <text:h text:style-name="P1" text:outline-level="2">6   Recursion</text:h>
      <text:h text:style-name="Heading_20_3" text:outline-level="3"><text:bookmark text:name="61"/>6.1   What is recursion</text:h>
      <text:p text:style-name="Text_20_body">The recursion in any language is a function that can call itself until the goal has been succeed.<text:line-break/>In Prolog, recursion appears when a predicate contain a goal that refers to itself. <text:line-break/>As we have seen in the earlier chapters when a rule is called Prolog create a new query with new variables. So it make no difference wether a rule calls another rule or call itself. <text:line-break/>In Prolog and in any language, a recursive definition always has at least two parts. A first fact that act like a stopping condition and a rule that call itsefl simplified. At each level the first fact is checked. If the fact is true then the recursion ends. If not the recursion continue. <text:line-break/>A recursive rule must never call itself with the sames arguments ! If that happens then the program will never end. <text:bookmark text:name="62"/></text:p>
      <text:h text:style-name="Heading_20_3" text:outline-level="3">6.2   Examples of Recursion</text:h>
      <text:h text:style-name="Heading_20_4" text:outline-level="4"><text:bookmark text:name="621"/>6.2.1   Example of the ancestors</text:h>
      <text:p text:style-name="Preformatted_20_Text"><text:s text:c="5"/>parent(john,paul). <text:s text:c="2"/>/* paul is john's parent <text:s text:c="3"/>*/</text:p>
      <text:p text:style-name="Preformatted_20_Text"/>
      <text:p text:style-name="Preformatted_20_Text"><text:s text:c="5"/>parent(paul,tom). <text:s text:c="3"/>/* tom is paul's parent <text:s text:c="4"/>*/</text:p>
      <text:p text:style-name="Preformatted_20_Text"/>
      <text:p text:style-name="Preformatted_20_Text"><text:s text:c="5"/>parent(tom,mary). <text:s text:c="3"/>/* mary is tom's parent <text:s text:c="4"/>*/</text:p>
      <text:p text:style-name="Preformatted_20_Text"/>
      <text:p text:style-name="Preformatted_20_Text"><text:s text:c="5"/>ancestor(X,Y) :- parent(X,Y).</text:p>
      <text:p text:style-name="Preformatted_20_Text"><text:s text:c="5"/>/* If Y is a parent of X, then Y is an ancestor of X */</text:p>
      <text:p text:style-name="Preformatted_20_Text"/>
      <text:p text:style-name="Preformatted_20_Text"><text:s text:c="5"/>ancestor(X,Y) :- parent(X,Z),</text:p>
      <text:p text:style-name="Preformatted_20_Text"/>
      <text:p text:style-name="Preformatted_20_Text"><text:s text:c="22"/>ancestor(Z,Y).</text:p>
      <text:p text:style-name="Preformatted_20_Text"><text:s text:c="5"/>/* if Y is an ancestor of Z and Z is a parent of X,</text:p>
      <text:p text:style-name="P4"><text:s text:c="5"/>then Y is an ancestor of X */ </text:p>
      <text:p text:style-name="Text_20_body">This program finds ancestors using the database at the begin of the program using the recursive rule of ancestor. If now we ask to Prolog :</text:p>
      <text:p text:style-name="P4"><text:s text:c="5"/>?- ancestor(john,tom).</text:p>
      <text:p text:style-name="Text_20_body">Prolog will first look in the program what he can fint about ancestor. He'll try the goal parent(john,tom). and it will fail. It will now try the second clause of ancestor. The new query is parent(john,Z). Prolog will find Z=paul and try ancestor(paul,tom) wich will conduct to check parent(paul,tom). This is succesfull. As a result the goal ancestor(paul,tom) succeeds. Then ancestor(john,tom) can succeed. <text:line-break/>The execution would be : </text:p>
      <text:p text:style-name="Preformatted_20_Text"><text:s text:c="5"/>CALL ancestor(john,tom).</text:p>
      <text:p text:style-name="Preformatted_20_Text"><text:s text:c="10"/>CALL parent(john,tom).</text:p>
      <text:p text:style-name="Preformatted_20_Text"><text:s text:c="10"/>FAIL parent(john,tom).</text:p>
      <text:p text:style-name="Preformatted_20_Text"><text:s text:c="10"/>CALL parent(john,Z).</text:p>
      <text:p text:style-name="Preformatted_20_Text"><text:s text:c="15"/>TRY Z=paul</text:p>
      <text:p text:style-name="Preformatted_20_Text"><text:s text:c="15"/>CALL ancestor(paul,tom).</text:p>
      <text:p text:style-name="Preformatted_20_Text"><text:s text:c="20"/>CALL parent(paul,tom).</text:p>
      <text:p text:style-name="Preformatted_20_Text"><text:s text:c="20"/>SUCCEEDS parent(paul,tom).</text:p>
      <text:p text:style-name="Preformatted_20_Text"><text:s text:c="15"/>SUCCEEDS ancestor(paul,tom).</text:p>
      <text:p text:style-name="Preformatted_20_Text"><text:s text:c="10"/>SUCCEEDS with Z=paul</text:p>
      <text:p text:style-name="P4"><text:s text:c="6"/>SUCCEEDS ancestor(johnmtom).</text:p>
      <text:h text:style-name="Heading_20_4" text:outline-level="4"><text:bookmark text:name="622"/>6.2.2   Factorial</text:h>
      <text:p text:style-name="Text_20_body">The best way in Prolog to calculate a factorial is to do it recursivelly. Here is an example of how it can be done : </text:p>
      <text:p text:style-name="Preformatted_20_Text"><text:s text:c="5"/>factoriel(0,1).</text:p>
      <text:p text:style-name="Preformatted_20_Text"><text:s text:c="5"/>factoriel(X,Y) :-</text:p>
      <text:p text:style-name="Preformatted_20_Text"><text:s text:c="22"/>X1 is X - 1,</text:p>
      <text:p text:style-name="Preformatted_20_Text"><text:s text:c="22"/>factoriel(X1,Z),</text:p>
      <text:p text:style-name="P4"><text:s text:c="22"/>Y is Z*X,!.</text:p>
      <text:p text:style-name="Text_20_body"><text:soft-page-break/>Note that in this case the cut is not necessary, it means that there is only one solution. The message ''Out of local stack'' may appear if you press ';' after the first solution. Now if you enter : </text:p>
      <text:p text:style-name="Preformatted_20_Text"><text:s text:c="5"/>?- factoriel(5,X).</text:p>
      <text:p text:style-name="Preformatted_20_Text"><text:s text:c="5"/>X = 120</text:p>
      <text:p text:style-name="P4"><text:s text:c="5"/>Yes</text:p>
      <text:p text:style-name="Text_20_body">In this example Prolog will try to calculate 5! then 4! then 3! until it has to calculate 0!, then the result will be 0!*1*2*3*4*5. Prolog will respond 1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Mangal"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30T22:28:36.40</meta:creation-date>
    <dc:date>2012-01-30T22:34:36.10</dc:date>
    <meta:editing-duration>PT6M5S</meta:editing-duration>
    <meta:editing-cycles>2</meta:editing-cycles>
    <meta:generator>OpenOffice.org/3.3$Win32 OpenOffice.org_project/330m20$Build-9567</meta:generator>
    <meta:document-statistic meta:table-count="0" meta:image-count="0" meta:object-count="0" meta:page-count="11" meta:paragraph-count="257" meta:word-count="2846" meta:character-count="17234"/>
  </office:meta>
</office:document-meta>
</file>